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o_20_de_20_Título-notes">
      <style:graphic-properties draw:fill-color="#ffffff" fo:min-height="13.364cm"/>
      <style:paragraph-properties style:writing-mode="lr-tb"/>
    </style:style>
    <style:style style:name="pr5" style:family="presentation" style:parent-style-name="Título_20_e_20_Objeto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e_20_Objet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e_20_Objeto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P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P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8pt" fo:letter-spacing="normal" fo:language="pt" fo:country="PT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pt" fo:country="P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ct Title" draw:style-name="dp1" draw:master-page-name="Diapositivo_20_de_20_Título" presentation:presentation-page-layout-name="AL1T0">
        <draw:frame draw:name="Título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Blueprint Visualization</text:span></text:p>
          </draw:text-box>
        </draw:frame>
        <draw:frame draw:name="Subtítulo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>Henrique Dias, 98153</text:span></text:p>
            <text:p text:style-name="P3"><text:span text:style-name="T2"/></text:p>
            <text:p text:style-name="P3"><text:span text:style-name="T2">Introduction to Computer Graphics – 2023/2024 – Project 1</text:span></text:p>
          </draw:text-box>
        </draw:frame>
        <draw:frame draw:name="Marcador de Posição da Data 3" presentation:style-name="pr3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Objeto" presentation:presentation-page-layout-name="AL2T11">
        <draw:frame draw:name="Título 1" presentation:style-name="pr5" draw:text-style-name="P8" draw:layer="layout" svg:width="29.209cm" svg:height="3.681cm" svg:x="2.328cm" svg:y="1.014cm" presentation:class="title" presentation:placeholder="true" presentation:user-transformed="true">
          <draw:text-box/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9"><text:span text:style-name="T4">The slides can be done in English or Portuguese; the choice is yours</text:span></text:p>
              </text:list-item>
              <text:list-item>
                <text:p text:style-name="P9"><text:span text:style-name="T4">Do not write full sentences, just topics</text:span></text:p>
              </text:list-item>
              <text:list-item>
                <text:p text:style-name="P9"><text:span text:style-name="T4">It is a Computer Graphics project; images are expected in (almost) every slide</text:span></text:p>
              </text:list-item>
              <text:list-item>
                <text:p text:style-name="P9"><text:span text:style-name="T4">This is just a possible skeleton for your slides; add more slides when needed – but not too many</text:span></text:p>
              </text:list-item>
            </text:list>
            <text:p text:style-name="P9"><text:span text:style-name="T4"/></text:p>
            <text:list text:style-name="L5">
              <text:list-item>
                <text:p text:style-name="P9"><text:span text:style-name="T5">Total presentation time is 12 minutes, including a demo of your project</text:span></text:p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n ideas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Main ideas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9"><text:span text:style-name="T4">What is your project about?</text:span></text:p>
              </text:list-item>
              <text:list-item>
                <text:p text:style-name="P9"><text:span text:style-name="T4">What can the user do?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Are you using just the basic three.js or also additional modules?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URL – where is your project?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s and the scene graph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Models and the scene graph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9"><text:span text:style-name="T4">What models do you have?</text:span></text:p>
              </text:list-item>
              <text:list-item>
                <text:p text:style-name="P9"><text:span text:style-name="T4">How is the scene graph organized?</text:span></text:p>
              </text:list-item>
            </text:list>
            <text:p text:style-name="P9"><text:span text:style-name="T4"/></text:p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imation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Animation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9"><text:span text:style-name="T4">Which animations are there?</text:span></text:p>
              </text:list-item>
              <text:list-item>
                <text:p text:style-name="P9"><text:span text:style-name="T4">How are they carried out?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llumination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Illumination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9"><text:span text:style-name="T4">Which light-sources?</text:span></text:p>
              </text:list-item>
              <text:list-item>
                <text:p text:style-name="P9"><text:span text:style-name="T4">Features?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Interaction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User Interaction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9"><text:span text:style-name="T4">What can be done with the mouse?</text:span></text:p>
              </text:list-item>
              <text:list-item>
                <text:p text:style-name="P9"><text:span text:style-name="T4">With the keyboard?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elopment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Development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9"><text:span text:style-name="T4">Code organization</text:span></text:p>
              </text:list-item>
              <text:list-item>
                <text:p text:style-name="P9"><text:span text:style-name="T4">Implementation details, if important and different from what we have been doing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Problems / difficulties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Conclusions</text:span></text:p>
          </draw:text-box>
        </draw:frame>
        <draw:frame draw:name="Marcador de Posição de Conteúdo 2" presentation:style-name="pr10" draw:text-style-name="P13" draw:layer="layout" svg:width="29.209cm" svg:height="12.086cm" svg:x="2.328cm" svg:y="5.071cm" presentation:class="outline" presentation:placeholder="true" presentation:user-transformed="true">
          <draw:text-box/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References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9"><text:span text:style-name="T4">Main references used (books, tutorials, sites, etc.)</text:span></text:p>
              </text:list-item>
              <text:list-item>
                <text:p text:style-name="P9"><text:span text:style-name="T4">Not just URLs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false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background" style:display-name="Título e Objeto-background" style:family="presentation">
      <style:graphic-properties draw:stroke="none" draw:fill="solid" draw:fill-color="#ffffff"/>
      <style:text-properties style:letter-kerning="true"/>
    </style:style>
    <style:style style:name="Título_20_e_20_Objeto-backgroundobjects" style:display-name="Título e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Objeto-notes" style:display-name="Título e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Objeto-outline1" style:display-name="Título e Objeto-outline1" style:family="presentation">
      <style:graphic-properties draw:stroke="none" draw:fill="none" draw:auto-grow-height="false" draw:fit-to-size="false" style:shrink-to-fit="true">
        <text:list-style style:name="Título_20_e_20_Objeto-outline1" style:display-name="Título e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outline2" style:display-name="Título e Objeto-outline2" style:family="presentation" style:parent-style-name="Título_20_e_20_Obje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Objeto-outline3" style:display-name="Título e Objeto-outline3" style:family="presentation" style:parent-style-name="Título_20_e_20_Obje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4" style:display-name="Título e Objeto-outline4" style:family="presentation" style:parent-style-name="Título_20_e_20_Obje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5" style:display-name="Título e Objeto-outline5" style:family="presentation" style:parent-style-name="Título_20_e_20_Objeto-outline4">
      <style:paragraph-properties fo:margin-top="0.1cm" fo:margin-bottom="0cm"/>
      <style:text-properties fo:font-size="20pt" style:font-size-asian="20pt" style:font-size-complex="20pt"/>
    </style:style>
    <style:style style:name="Título_20_e_20_Objeto-outline6" style:display-name="Título e Objeto-outline6" style:family="presentation" style:parent-style-name="Título_20_e_20_Objeto-outline5">
      <style:paragraph-properties fo:margin-top="0.1cm" fo:margin-bottom="0cm"/>
      <style:text-properties fo:font-size="20pt" style:font-size-asian="20pt" style:font-size-complex="20pt"/>
    </style:style>
    <style:style style:name="Título_20_e_20_Objeto-outline7" style:display-name="Título e Objeto-outline7" style:family="presentation" style:parent-style-name="Título_20_e_20_Objeto-outline6">
      <style:paragraph-properties fo:margin-top="0.1cm" fo:margin-bottom="0cm"/>
      <style:text-properties fo:font-size="20pt" style:font-size-asian="20pt" style:font-size-complex="20pt"/>
    </style:style>
    <style:style style:name="Título_20_e_20_Objeto-outline8" style:display-name="Título e Objeto-outline8" style:family="presentation" style:parent-style-name="Título_20_e_20_Objeto-outline7">
      <style:paragraph-properties fo:margin-top="0.1cm" fo:margin-bottom="0cm"/>
      <style:text-properties fo:font-size="20pt" style:font-size-asian="20pt" style:font-size-complex="20pt"/>
    </style:style>
    <style:style style:name="Título_20_e_20_Objeto-outline9" style:display-name="Título e Objeto-outline9" style:family="presentation" style:parent-style-name="Título_20_e_20_Objeto-outline8">
      <style:paragraph-properties fo:margin-top="0.1cm" fo:margin-bottom="0cm"/>
      <style:text-properties fo:font-size="20pt" style:font-size-asian="20pt" style:font-size-complex="20pt"/>
    </style:style>
    <style:style style:name="Título_20_e_20_Objeto-subtitle" style:display-name="Título e Objeto-subtitle" style:family="presentation">
      <style:graphic-properties draw:stroke="none" draw:fill="none" draw:textarea-vertical-align="middle">
        <text:list-style style:name="Título_20_e_20_Objeto-subtitle" style:display-name="Título e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Objeto-title" style:display-name="Título e Objeto-title" style:family="presentation">
      <style:graphic-properties draw:stroke="none" draw:fill="none" draw:textarea-vertical-align="middle">
        <text:list-style style:name="Título_20_e_20_Objeto-title" style:display-name="Título e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Obje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Obje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pt" fo:country="P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P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P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P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0</text:page-number></text:p>
        </draw:text-box>
      </draw:frame>
    </style:handout-master>
    <style:master-page style:name="Diapositivo_20_de_20_Título" style:display-name="Diapositivo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estilo de título do Modelo Global</text:span></text:p>
        </draw:text-box>
      </draw:frame>
      <draw:frame draw:name="Marcador de Posição d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Marcador de Posição do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Marcador de Posição do Número do Diapositivo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10</text:page-number></text:span></text:p>
        </draw:text-box>
      </draw:frame>
      <draw:frame presentation:style-name="Diapositivo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0</text:page-number></text:p>
          </draw:text-box>
        </draw:frame>
      </presentation:notes>
    </style:master-page>
    <style:master-page style:name="Título_20_e_20_Objeto" style:display-name="Título e Objeto" style:page-layout-name="PM1" draw:style-name="Mdp1">
      <draw:frame draw:name="Título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que para editar o estilo de título do Modelo Global</text:span></text:p>
        </draw:text-box>
      </draw:frame>
      <draw:frame draw:name="Marcador de Posição de Conteúdo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que para editar os estilos do texto de Modelo Global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Marcador de Posição do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Marcador de Posição do Número do Diapositivo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10</text:page-number></text:span></text:p>
        </draw:text-box>
      </draw:frame>
      <presentation:notes style:page-layout-name="PM0">
        <draw:page-thumbnail presentation:style-name="Título_20_e_20_Objeto-title" draw:layer="backgroundobjects" svg:width="19.798cm" svg:height="11.136cm" svg:x="0.6cm" svg:y="2.257cm" presentation:class="page"/>
        <draw:frame presentation:style-name="Título_20_e_20_Obje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10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oject Title</dc:title>
    <meta:initial-creator>Joaquim Madeira</meta:initial-creator>
    <meta:editing-cycles>7</meta:editing-cycles>
    <meta:creation-date>2022-05-15T09:39:59</meta:creation-date>
    <dc:date>2024-04-23T10:58:36.200985852</dc:date>
    <meta:editing-duration>PT27M21S</meta:editing-duration>
    <meta:generator>LibreOffice/7.3.7.2$Linux_X86_64 LibreOffice_project/30$Build-2</meta:generator>
    <meta:document-statistic meta:object-count="82"/>
    <meta:user-defined meta:name="AppVersion">16.0000</meta:user-defined>
    <meta:user-defined meta:name="PresentationFormat">Ecrã Panorâmico</meta:user-defined>
    <meta:user-defined meta:name="Slides" meta:value-type="float">10</meta:user-defined>
  </office:meta>
</office:document-meta>
</file>